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officeooo:rsid="001f70fb" officeooo:paragraph-rsid="001f70fb"/>
    </style:style>
    <style:style style:name="P2" style:family="paragraph" style:parent-style-name="Text_20_body">
      <style:paragraph-properties fo:margin-top="0in" fo:margin-bottom="0.0972in" style:contextual-spacing="false" fo:orphans="2" fo:widows="2"/>
      <style:text-properties fo:color="#000000" loext:opacity="100%" officeooo:rsid="00269954" officeooo:paragraph-rsid="00269954"/>
    </style:style>
    <style:style style:name="P3" style:family="paragraph" style:parent-style-name="Table_20_Contents">
      <style:text-properties style:font-name="apple-system" fo:font-size="10.5pt"/>
    </style:style>
    <style:style style:name="P4" style:family="paragraph" style:parent-style-name="Table_20_Contents">
      <style:text-properties style:font-name="apple-system" fo:font-size="10.5pt" officeooo:rsid="002cf314" officeooo:paragraph-rsid="002cf314"/>
    </style:style>
    <style:style style:name="P5" style:family="paragraph" style:parent-style-name="Table_20_Contents">
      <style:paragraph-properties fo:text-align="center" style:justify-single-word="false"/>
      <style:text-properties style:font-name="apple-system" fo:font-size="10.5pt" fo:font-weight="bold" officeooo:rsid="002cf314" officeooo:paragraph-rsid="002cf314" style:font-weight-asian="bold" style:font-weight-complex="bold"/>
    </style:style>
    <style:style style:name="P6" style:family="paragraph" style:parent-style-name="Table_20_Contents">
      <style:paragraph-properties fo:text-align="center" style:justify-single-word="false"/>
      <style:text-properties style:font-name="apple-system" fo:font-size="10.5pt" fo:font-style="normal" fo:font-weight="bold" officeooo:rsid="002cf314" officeooo:paragraph-rsid="002cf314" style:font-style-asian="normal" style:font-weight-asian="bold" style:font-style-complex="normal" style:font-weight-complex="bold"/>
    </style:style>
    <style:style style:name="P7" style:family="paragraph" style:parent-style-name="Text_20_body" style:list-style-name="L1">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style:style>
    <style:style style:name="P8" style:family="paragraph" style:parent-style-name="Text_20_body">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style:style>
    <style:style style:name="P9" style:family="paragraph" style:parent-style-name="Text_20_body" style:list-style-name="L1">
      <style:paragraph-properties fo:margin-top="0in" fo:margin-bottom="0.0972in" style:contextual-spacing="false" fo:orphans="2" fo:widows="2"/>
    </style:style>
    <style:style style:name="P10" style:family="paragraph" style:parent-style-name="Text_20_body">
      <style:paragraph-properties fo:margin-top="0in" fo:margin-bottom="0.0972in" style:contextual-spacing="false" fo:orphans="2" fo:widows="2"/>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officeooo:rsid="0026d103"/>
    </style:style>
    <style:style style:name="T3" style:family="text">
      <style:text-properties fo:font-variant="normal" fo:text-transform="none" style:font-name="apple-system" fo:font-size="10.5pt" fo:letter-spacing="normal" fo:font-style="normal" fo:font-weight="normal" officeooo:rsid="00285dc6"/>
    </style:style>
    <style:style style:name="T4" style:family="text">
      <style:text-properties fo:font-variant="normal" fo:text-transform="none" style:font-name="apple-system" fo:font-size="10.5pt" fo:letter-spacing="normal" fo:font-style="normal" fo:font-weight="normal" officeooo:rsid="002a1393"/>
    </style:style>
    <style:style style:name="T5" style:family="text">
      <style:text-properties fo:font-variant="normal" fo:text-transform="none" style:font-name="apple-system" fo:font-size="10.5pt" fo:letter-spacing="normal" fo:font-style="normal" fo:font-weight="normal" officeooo:rsid="002ad467"/>
    </style:style>
    <style:style style:name="T6" style:family="text">
      <style:text-properties fo:font-variant="normal" fo:text-transform="none" style:font-name="apple-system" fo:font-size="10.5pt" fo:letter-spacing="normal" fo:font-style="normal" fo:font-weight="normal" officeooo:rsid="002aef2a"/>
    </style:style>
    <style:style style:name="T7" style:family="text">
      <style:text-properties fo:font-variant="normal" fo:text-transform="none" fo:color="#000000" loext:opacity="100%" style:font-name="apple-system" fo:font-size="10.5pt" fo:letter-spacing="normal" fo:font-style="normal" fo:font-weight="normal"/>
    </style:style>
    <style:style style:name="T8"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style:text-blinking="false"/>
    </style:style>
    <style:style style:name="T9" style:family="text">
      <style:text-properties officeooo:rsid="00214f30"/>
    </style:style>
    <style:style style:name="T10" style:family="text">
      <style:text-properties officeooo:rsid="0021599d"/>
    </style:style>
    <style:style style:name="T11" style:family="text">
      <style:text-properties officeooo:rsid="0022c3e3"/>
    </style:style>
    <style:style style:name="T12" style:family="text">
      <style:text-properties officeooo:rsid="00247df3"/>
    </style:style>
    <style:style style:name="T13" style:family="text">
      <style:text-properties officeooo:rsid="0025bdcf"/>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63930606" text:style-name="L1">
        <text:list-item>
          <text:p text:style-name="P7">A table that lists the total path length and the most distant point in each zone for each trial</text:p>
        </text:list-item>
      </text:list>
      <table:table table:name="Table1" table:style-name="Table1">
        <table:table-column table:style-name="Table1.A" table:number-columns-repeated="4"/>
        <table:table-row>
          <table:table-cell table:style-name="Table1.A1" office:value-type="string">
            <text:p text:style-name="P5">ZONE</text:p>
          </table:table-cell>
          <table:table-cell table:style-name="Table1.A1" office:value-type="string">
            <text:p text:style-name="P6">TRIAL</text:p>
          </table:table-cell>
          <table:table-cell table:style-name="Table1.A1" office:value-type="string">
            <text:p text:style-name="P5">TOTAL DISTANCE</text:p>
          </table:table-cell>
          <table:table-cell table:style-name="Table1.D1" office:value-type="string">
            <text:p text:style-name="P5">FURTHEST POINT</text:p>
          </table:table-cell>
        </table:table-row>
        <table:table-row>
          <table:table-cell table:style-name="Table1.A2" office:value-type="string">
            <text:p text:style-name="P4">Zone 1</text:p>
          </table:table-cell>
          <table:table-cell table:style-name="Table1.A2" office:value-type="string">
            <text:p text:style-name="P4">Trial 1</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2</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3</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4</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5</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4">Zone 2</text:p>
          </table:table-cell>
          <table:table-cell table:style-name="Table1.A2" office:value-type="string">
            <text:p text:style-name="P4">Trial 1</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2</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3</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4</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5</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4">Zone 3</text:p>
          </table:table-cell>
          <table:table-cell table:style-name="Table1.A2" office:value-type="string">
            <text:p text:style-name="P4">Trial 1</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2</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3</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4</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5</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4">Zone 4</text:p>
          </table:table-cell>
          <table:table-cell table:style-name="Table1.A2" office:value-type="string">
            <text:p text:style-name="P4">Trial 1</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2</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3</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4</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4">Trial 5</text:p>
          </table:table-cell>
          <table:table-cell table:style-name="Table1.A2" office:value-type="string">
            <text:p text:style-name="P3"/>
          </table:table-cell>
          <table:table-cell table:style-name="Table1.D2" office:value-type="string">
            <text:p text:style-name="P3"/>
          </table:table-cell>
        </table:table-row>
      </table:table>
      <text:p text:style-name="P8"/>
      <text:list xml:id="list150320977407941" text:continue-numbering="true" text:style-name="L1">
        <text:list-item>
          <text:p text:style-name="P9"><text:span text:style-name="T7">A figure that plots the robot path for the five trials from each starting position superimposed over the (</text:span><text:span text:style-name="T8">image of the apartment</text:span><text:span text:style-name="T7">).</text:span></text:p>
        </text:list-item>
      </text:list>
      <text:p text:style-name="P10"><text:span text:style-name="T7"/></text:p>
      <text:list xml:id="list150322280387395" text:continue-numbering="true" text:style-name="L1">
        <text:list-item>
          <text:p text:style-name="P7">Explanation of approach in controller that cites any code used as an example</text:p>
        </text:list-item>
      </text:list>
      <text:p text:style-name="P1">The approach I took to get the Turtlebot as far from its starting position as I could is the wall following heuristic. <text:span text:style-name="T9">To do this, I mainly changed the timer_callback function. The main two distances that are needed for this are the minimum distance in the front of the sensor and to the right because I want to follow on the right. </text:span><text:span text:style-name="T10">I also want the Turtlebot to go through doorways consistently. To go through doorways, I track the most recent minimum LIDAR value on the right. I then subtract the old value from the current value to look for a significant change. This will indicate when it is passing a doorway. When this is detected, the Turtlebot will slow its linear velocity and turn clockwise towards the doorway. </text:span><text:span text:style-name="T11">If a doorway is not detected, the next check is whether or not there is something in front of the Turtlebot. If there is, linear velocity is zeroed out and turns counterclockwise. </text:span><text:span text:style-name="T12">The next two conditions check if the Turtlebot is within an acceptable range of distance from the wall on its right. If it is not, it </text:span><text:soft-page-break/><text:span text:style-name="T12">corrects by either turning towards or away from depending on if it is too close or far from the wall. If none of these criteria are met, the linear velocity is set and the angular velocity </text:span><text:span text:style-name="T13">is zeroed out.</text:span></text:p>
      <text:list xml:id="list150322429249374" text:continue-numbering="true" text:style-name="L1">
        <text:list-item>
          <text:p text:style-name="P7">Discussion of implementation that include advantages and disadvantages and rationale for approach</text:p>
        </text:list-item>
      </text:list>
      <text:p text:style-name="P2"><text:span text:style-name="T1">The major disadvantage is that the Turtlebot doesn’t know if it is stalled. This </text:span><text:span text:style-name="T2">usually didn’t happen, but it would sometimes on different items around the rooms like the cabinet. </text:span><text:span text:style-name="T3">An advantage of my approach is the speed with which </text:span><text:span text:style-name="T4">the TurtleBot was able to get away from its starting position. </text:span><text:span text:style-name="T5">It was also simple to implement. </text:span><text:span text:style-name="T6">I went with implementing this because I wanted to boil the problem down to be as simple as I could make it to still get good resul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0:47:41.413987662</meta:creation-date>
    <dc:date>2024-09-23T14:51:21.327850392</dc:date>
    <meta:editing-duration>PT6H2M1S</meta:editing-duration>
    <meta:editing-cycles>4</meta:editing-cycles>
    <meta:generator>LibreOffice/7.3.7.2$Linux_X86_64 LibreOffice_project/30$Build-2</meta:generator>
    <meta:document-statistic meta:table-count="1" meta:image-count="0" meta:object-count="0" meta:page-count="2" meta:paragraph-count="34" meta:word-count="434" meta:character-count="2303" meta:non-whitespace-character-count="1907"/>
  </office:meta>
</office:document-meta>
</file>